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ingPhase.getEnum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gPhase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gPhase.getEnum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gPhase.getEnum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gPhase.getEnum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gPhase.ProcessingPhase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